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ray 10 enteros</text:p>
      <text:p text:style-name="Standard"/>
      <text:p text:style-name="Standard"/>
      <text:p text:style-name="Standard">+llenarArray(array in a)</text:p>
      <text:p text:style-name="Standard"><text:s text:c="5"/>inicializar int entrada = 0;</text:p>
      <text:p text:style-name="Standard"><text:s text:c="5"/>para cada elemento del array</text:p>
      <text:p text:style-name="Standard"><text:tab/>leer entrada</text:p>
      <text:p text:style-name="Standard"><text:tab/>si entrada != elemento anterior</text:p>
      <text:p text:style-name="Standard"><text:tab/> <text:s text:c="4"/>elemento actual = entrada</text:p>
      <text:p text:style-name="Standard"/>
      <text:p text:style-name="Standard"/>
      <text:p text:style-name="Standard">vector de enteros</text:p>
      <text:p text:style-name="Standard"/>
      <text:p text:style-name="Standard">agregarElemento(vector int )</text:p>
      <text:p text:style-name="Standard"><text:s text:c="5"/>declarar e inicializar variable de entrada</text:p>
      <text:p text:style-name="Standard"><text:s text:c="5"/>obtener entrada del usuario</text:p>
      <text:p text:style-name="Standard"><text:s text:c="5"/>evaluar si el elemento se repite en el vector</text:p>
      <text:p text:style-name="Standard"><text:s text:c="5"/>si no se repite</text:p>
      <text:p text:style-name="Standard"><text:tab/>agregar la entrada al vector</text:p>
      <text:p text:style-name="Standard"/>
      <text:p text:style-name="Standard"/>
      <text:p text:style-name="Standard">evaluarEnVector(vector int v, int test )</text:p>
      <text:p text:style-name="Standard"><text:s text:c="5"/>declarar variable seRepite de tipo bool (inicializar como falsa)</text:p>
      <text:p text:style-name="Standard"><text:s text:c="5"/>para cada elemento del vector</text:p>
      <text:p text:style-name="Standard"><text:tab/>si test coincide con el elemento</text:p>
      <text:p text:style-name="Standard"><text:tab/> <text:s text:c="4"/>seRepite = true</text:p>
      <text:p text:style-name="Standard"/>
      <text:p text:style-name="Standard">mostrarVector(vector int v)</text:p>
      <text:p text:style-name="Standard"><text:s text:c="5"/>para cada elemento en el vector v</text:p>
      <text:p text:style-name="Standard"><text:tab/>mostrar elemento en pantal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5M52S</meta:editing-duration>
    <meta:editing-cycles>3</meta:editing-cycles>
    <meta:generator>OpenOffice/4.1.7$Win32 OpenOffice.org_project/417m1$Build-9800</meta:generator>
    <dc:date>2020-06-27T23:44:52.71</dc:date>
    <meta:document-statistic meta:table-count="0" meta:image-count="0" meta:object-count="0" meta:page-count="1" meta:paragraph-count="22" meta:word-count="104" meta:character-count="696"/>
    <meta:user-defined meta:name="Info 1"/>
    <meta:user-defined meta:name="Info 2"/>
    <meta:user-defined meta:name="Info 3"/>
    <meta:user-defined meta:name="Info 4"/>
  </office:meta>
</office:document-meta>
</file>